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186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.369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3.29cm" fo:break-before="auto" style:use-optimal-row-height="false"/>
    </style:style>
    <style:style style:name="ro7" style:family="table-row">
      <style:table-row-properties style:row-height="4.212cm" fo:break-before="auto" style:use-optimal-row-height="false"/>
    </style:style>
    <style:style style:name="ro8" style:family="table-row">
      <style:table-row-properties style:row-height="3.159cm" fo:break-before="auto" style:use-optimal-row-height="fals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1.395cm" fo:break-before="auto" style:use-optimal-row-height="false"/>
    </style:style>
    <style:style style:name="ro11" style:family="table-row">
      <style:table-row-properties style:row-height="5.528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boolean-style style:name="N8099" number:language="fr" number:country="FR">
      <number:boolean/>
    </number:boolean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/>
      <style:text-properties fo:hyphenate="true"/>
    </style:style>
    <style:style style:name="ce4" style:family="table-cell" style:parent-style-name="Excel_20_Built-in_20_Normal">
      <style:table-cell-properties fo:wrap-option="wrap" style:direction="ltr" style:shrink-to-fit="true"/>
      <style:text-properties fo:hyphenate="true"/>
    </style:style>
    <style:style style:name="ce5" style:family="table-cell" style:parent-style-name="Excel_20_Built-in_20_Normal">
      <style:table-cell-properties fo:wrap-option="wrap"/>
      <style:text-properties style:font-name="Arial1" style:font-name-complex="Arial1" fo:hyphenate="tru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 style:data-style-name="N8099">
      <style:table-cell-properties fo:wrap-option="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wrap-option="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3" office:value-type="string">
            <text:p>Accessibilité</text:p>
          </table:table-cell>
          <table:table-cell table:style-name="ce3" office:value-type="string">
            <text:p>Liens bootstrap faux dans la page 2</text:p>
          </table:table-cell>
          <table:table-cell table:style-name="ce4" office:value-type="string">
            <text:p>Les liens vers les fichiers bootstrap sont en .min sur la page 2 ce qui nous empêche de bénéficier du vrai style de notre site</text:p>
          </table:table-cell>
          <table:table-cell table:style-name="ce3" office:value-type="string">
            <text:p>Verifier ses liens lors du développement du site et remplacer les liens défectueux par les bons </text:p>
          </table:table-cell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Pas de titre sur les 2 pages</text:p>
          </table:table-cell>
          <table:table-cell table:style-name="ce3" office:value-type="string">
            <text:p>Aucune de nos 2 pages n'a de titre pertinent <text:s/></text:p>
          </table:table-cell>
          <table:table-cell table:style-name="ce3" office:value-type="string">
            <text:p>Attribuer un titre pertinent à chacune de ses pages</text:p>
          </table:table-cell>
          <table:table-cell table:style-name="ce7" office:value-type="boolean" office:boolean-value="true">
            <text:p>VRAI</text:p>
          </table:table-cell>
          <table:table-cell table:style-name="ce3" office:value-type="string">
            <text:p><text:a xlink:href="https://digitad.ca/titre-seo/#:~:text=Qu'est%2Dce%20qu',partagés%20sur%20les%20médias%20sociaux">https://digitad.ca/titre-seo/#:~:text=Qu'est%2Dce%20qu',partag%C3%A9s%20sur%20les%20m%C3%A9dias%20sociaux</text:a>.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lien vers la page 2 mal nommé</text:p>
          </table:table-cell>
          <table:table-cell table:style-name="ce3"/>
          <table:table-cell table:style-name="ce5"/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3" office:value-type="string">
            <text:p>le nom des URLs n'est pas compréhensible au premier abord</text:p>
          </table:table-cell>
          <table:table-cell table:style-name="ce3"/>
          <table:table-cell table:style-name="ce3" office:value-type="string">
            <text:p>Modifier le nom de nos fichiers html</text:p>
          </table:table-cell>
          <table:table-cell table:style-name="ce7" office:value-type="boolean" office:boolean-value="true">
            <text:p>VRAI</text:p>
          </table:table-cell>
          <table:table-cell table:style-name="ce3"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table:style-name="ce3" office:value-type="string">
            <text:p>utilisation d'images pour afficher des textes comme des citations ou des titres</text:p>
          </table:table-cell>
          <table:table-cell table:style-name="ce3" office:value-type="string">
            <text:p>charger des images est bien plus long que de charger du texte que nous aurions pu taper directement dans notre fichier html</text:p>
          </table:table-cell>
          <table:table-cell table:style-name="ce3" office:value-type="string">
            <text:p>Dès qu'un texte peut être taper directement dans notre code html il faut le faire </text:p>
          </table:table-cell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mots clés cachés dans une section en les mettant de la même couleur que celle-ci ou autour du logo en police 1px</text:p>
          </table:table-cell>
          <table:table-cell table:style-name="ce3" office:value-type="string">
            <text:p>C'est une technique de blackhat qui de sucroit est aujourd'hui facilement repérée par google qui pénalise alors le site au niveau de son référencement</text:p>
          </table:table-cell>
          <table:table-cell table:style-name="ce3"/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 et accessibilité</text:p>
          </table:table-cell>
          <table:table-cell table:style-name="ce3" office:value-type="string">
            <text:p>la balise lang n'est utilisée sur aucune des 2 pages </text:p>
          </table:table-cell>
          <table:table-cell table:style-name="ce3"/>
          <table:table-cell table:style-name="ce3" office:value-type="string">
            <text:p>Toujours renseigner la balise de langage correctement </text:p>
          </table:table-cell>
          <table:table-cell table:style-name="ce7" office:value-type="boolean" office:boolean-value="true">
            <text:p>VRAI</text:p>
          </table:table-cell>
          <table:table-cell table:style-name="ce3" office:value-type="string">
            <text:p><text:a xlink:href="https://www.w3.org/International/questions/qa-lang-why.fr">https://www.w3.org/International/questions/qa-lang-why.fr</text:a>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Accessibilité</text:p>
          </table:table-cell>
          <table:table-cell table:style-name="ce3" office:value-type="string">
            <text:p>aucun des champs sur la 2eme page ne comporte de placeholder</text:p>
          </table:table-cell>
          <table:table-cell table:style-name="ce3" office:value-type="string">
            <text:p>Ces balises servent à guider l'utilisateur malvoyant ou non sur ce que veut précisément obtenir comme renseignements le concepteur</text:p>
          </table:table-cell>
          <table:table-cell table:style-name="ce3" office:value-type="string">
            <text:p>Renseigner le placeholder à chaque création de champ</text:p>
          </table:table-cell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9">
          <table:table-cell table:style-name="ce3" office:value-type="string">
            <text:p>Seo</text:p>
          </table:table-cell>
          <table:table-cell table:style-name="ce3" office:value-type="string">
            <text:p>aucun des inputs de la 2e page n'était inclus dans sa balise « label »</text:p>
          </table:table-cell>
          <table:table-cell table:style-name="ce3" table:number-columns-repeated="2"/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10">
          <table:table-cell table:style-name="ce3" office:value-type="string">
            <text:p>Seo</text:p>
          </table:table-cell>
          <table:table-cell table:style-name="ce3" office:value-type="string">
            <text:p>utilisation de la balise « keywords » dans le head</text:p>
          </table:table-cell>
          <table:table-cell table:style-name="ce3" office:value-type="string">
            <text:p>c'est une balise obsolète de nos jours</text:p>
          </table:table-cell>
          <table:table-cell table:style-name="ce3"/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11">
          <table:table-cell table:style-name="ce3" office:value-type="string">
            <text:p>Seo et accessibilité</text:p>
          </table:table-cell>
          <table:table-cell table:style-name="ce3" office:value-type="string">
            <text:p>les attributs alt des images ne sont pas renseignés</text:p>
          </table:table-cell>
          <table:table-cell table:style-name="ce3" office:value-type="string">
            <text:p>les attributs alt permettent à google d'interpréter le contenu d'une image car il ne sait pas encore le faire à l'heure actuelle.De plus il permettent également aux mal et non-voyant de connaître le contenu de l'image grace a un lecteur de texte.</text:p>
          </table:table-cell>
          <table:table-cell table:style-name="ce3" office:value-type="string">
            <text:p>toujours renseigner les attributs alt de chaque image de manière pertinente </text:p>
          </table:table-cell>
          <table:table-cell table:style-name="ce7" office:value-type="boolean" office:boolean-value="true">
            <text:p>VRAI</text:p>
          </table:table-cell>
          <table:table-cell table:style-name="ce3" office:value-type="string">
            <text:p><text:a xlink:href="https://blog.comexplorer.com/attribut-alt-images-interet">https://blog.comexplorer.com/attribut-alt-images-interet</text:a></text:p>
          </table:table-cell>
          <table:table-cell table:number-columns-repeated="1018"/>
        </table:table-row>
        <table:table-row table:style-name="ro1" table:number-rows-repeated="2">
          <table:table-cell table:style-name="ce3" table:number-columns-repeated="4"/>
          <table:table-cell table:style-name="ce8"/>
          <table:table-cell table:style-name="ce3"/>
          <table:table-cell table:number-columns-repeated="1018"/>
        </table:table-row>
        <table:table-row table:style-name="ro1" table:number-rows-repeated="33">
          <table:table-cell table:style-name="ce3" table:number-columns-repeated="6"/>
          <table:table-cell table:number-columns-repeated="1018"/>
        </table:table-row>
        <table:table-row table:style-name="ro1" table:number-rows-repeated="952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7">27/04/2021</text:date>, <text:time>19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7T19:12:10.54</dc:date>
    <dc:creator>Gabriel MOUCHETTE</dc:creator>
    <meta:generator>OpenOffice/4.1.7$Win32 OpenOffice.org_project/417m1$Build-9800</meta:generator>
    <meta:editing-duration>PT8H14M26S</meta:editing-duration>
    <meta:editing-cycles>5</meta:editing-cycles>
    <meta:document-statistic meta:table-count="1" meta:cell-count="58" meta:object-count="0"/>
  </office:meta>
</office:document-meta>
</file>